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f792"/>
    </style:style>
    <style:style style:name="P2" style:family="paragraph" style:parent-style-name="Standard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0pt" fo:font-style="normal" style:text-underline-style="none" fo:font-weight="normal" officeooo:rsid="0006d038" officeooo:paragraph-rsid="0006d03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006d038" style:font-size-asian="10pt" style:font-size-complex="10pt"/>
    </style:style>
    <style:style style:name="T1" style:family="text">
      <style:text-properties style:text-position="super 58%" officeooo:rsid="000f0938"/>
    </style:style>
    <style:style style:name="T2" style:family="text">
      <style:text-properties style:text-position="super 58%" fo:font-size="10pt" fo:font-style="normal" style:text-underline-style="none" fo:font-weight="normal" officeooo:rsid="000f0938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officeooo:rsid="0008c3cf"/>
    </style:style>
    <style:style style:name="T4" style:family="text">
      <style:text-properties officeooo:rsid="000a19cc"/>
    </style:style>
    <style:style style:name="T5" style:family="text">
      <style:text-properties officeooo:rsid="000f0938"/>
    </style:style>
    <style:style style:name="T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none" fo:font-weight="normal" officeooo:rsid="000f0938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none" fo:font-weight="normal" officeooo:rsid="00031b46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style:text-underline-style="none" fo:font-weight="normal" officeooo:rsid="0008c3cf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style:text-underline-style="none" fo:font-weight="normal" officeooo:rsid="000c6d9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f093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8c3cf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c6d97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6d03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bbeca" style:font-style-asian="normal" style:font-weight-asian="normal" style:font-style-complex="normal" style:font-weight-complex="normal"/>
    </style:style>
    <style:style style:name="T17" style:family="text">
      <style:text-properties officeooo:rsid="0010d7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04"/>Robert Baptie <text:span text:style-name="T5">&amp;</text:span> <text:span text:style-name="T3">Jonalyn Dolendo</text:span></text:p>
      <text:p text:style-name="P2"><text:s text:c="104"/>23 Brookside, Burbage</text:p>
      <text:p text:style-name="P2"><text:s text:c="104"/>Hinckley</text:p>
      <text:p text:style-name="P2"><text:s text:c="104"/>Leicestershire</text:p>
      <text:p text:style-name="P2"><text:s text:c="104"/>LE10 2TG</text:p>
      <text:p text:style-name="P2"><text:s text:c="104"/>mobile: 07957 613052</text:p>
      <text:p text:style-name="P2"><text:tab/><text:tab/><text:tab/><text:tab/><text:tab/><text:tab/><text:tab/><text:tab/> <text:s text:c="9"/><text:span text:style-name="T5">21</text:span><text:span text:style-name="T1">st</text:span><text:span text:style-name="T4"> September 202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enefits Section</text:p>
      <text:p text:style-name="P2">Hinckley &amp; Bosworth Borough Council</text:p>
      <text:p text:style-name="P2">Hinckley Hub</text:p>
      <text:p text:style-name="P2">Rugby Road</text:p>
      <text:p text:style-name="P2">Hinckley</text:p>
      <text:p text:style-name="P2">Leicestershire LE10 0FR</text:p>
      <text:p text:style-name="P2"/>
      <text:p text:style-name="P2"/>
      <text:p text:style-name="P2"/>
      <text:p text:style-name="P2"/>
      <text:p text:style-name="P2"/>
      <text:p text:style-name="P2"/>
      <text:p text:style-name="P2">Dear sir madam,</text:p>
      <text:p text:style-name="P2"/>
      <text:p text:style-name="P2"/>
      <text:p text:style-name="P2"/>
      <text:p text:style-name="P1"><text:span text:style-name="T7">My</text:span><text:span text:style-name="T8">future wife</text:span><text:span text:style-name="T6"> </text:span><text:span text:style-name="T9">has been</text:span><text:span text:style-name="T6"> stay</text:span><text:span text:style-name="T9">ing</text:span><text:span text:style-name="T6"> with me </text:span><text:span text:style-name="T8">at the above address</text:span><text:span text:style-name="T6"> since 19/09/2023. </text:span><text:span text:style-name="T8">The marriage had </text:span><text:span text:style-name="T6">been </text:span><text:span text:style-name="T10">mooted</text:span><text:span text:style-name="T6"> but the timing was unexpected </text:span><text:span text:style-name="T8">following a quick turn around of </text:span><text:span text:style-name="Emphasis"><text:span text:style-name="T6">extraneous</text:span></text:span><text:span text:style-name="T8"> events</text:span><text:span text:style-name="T6">. </text:span><text:span text:style-name="T7">It is set for 13</text:span><text:span text:style-name="T2">th</text:span><text:span text:style-name="T7"> February 2024.</text:span></text:p>
      <text:p text:style-name="P2"/>
      <text:p text:style-name="P4"><text:span text:style-name="T11">For Council Tax and Housing Benefit </text:span><text:span text:style-name="T15">along with other</text:span><text:span text:style-name="T11"> possible complications I am notifying you of the change </text:span><text:span text:style-name="T13">in circumstances. </text:span><text:span text:style-name="T12">Although from reading we understand that Housing benefit will not be affected it has been difficult to find information pertaining to H&amp;BBC specific council taxation guidelines. Any advice or guidance here would be helpful.</text:span></text:p>
      <text:p text:style-name="P2"/>
      <text:p text:style-name="P5"><text:span text:style-name="T15">My future wife’s name is Jonalyn Dolendo and she has a NRPF (No </text:span><text:span text:style-name="T12">R</text:span><text:span text:style-name="T15">ecourse </text:span><text:span text:style-name="T12">To P</text:span><text:span text:style-name="T15">ublic </text:span><text:span text:style-name="T12">F</text:span><text:span text:style-name="T15">unds), immigration notice in her passport. A copy of her passport and her visa is included along with this communication. <text:s/>She currently does not work </text:span><text:span text:style-name="T14">as her immigration status forbids this. She</text:span><text:span text:style-name="T15"> has no savings and claims no </text:span><text:span text:style-name="T16">UK </text:span><text:span text:style-name="T12">(and anywhere), </text:span><text:span text:style-name="T16">state </text:span><text:span text:style-name="T15">benefits either public or otherwise. </text:span></text:p>
      <text:p text:style-name="P3"/>
      <text:p text:style-name="P5"><text:span text:style-name="T14">For f</text:span><text:span text:style-name="T15">urther questions </text:span><text:span text:style-name="T14">or information </text:span><text:span text:style-name="T12">we can be reached at the above address.</text:span></text:p>
      <text:p text:style-name="P3"/>
      <text:p text:style-name="P3"/>
      <text:p text:style-name="P3"/>
      <text:p text:style-name="P3"/>
      <text:p text:style-name="P3">Sinc<text:span text:style-name="T17">er</text:span>ely</text:p>
      <text:p text:style-name="P3"/>
      <text:p text:style-name="P3"/>
      <text:p text:style-name="P3"/>
      <text:p text:style-name="P3"/>
      <text:p text:style-name="P3">Robert Baptie</text:p>
      <text:p text:style-name="P3"/>
      <text:p text:style-name="P3"/>
      <text:p text:style-name="P3"/>
      <text:p text:style-name="P3"/>
      <text:p text:style-name="P3">Jonalyn Dolen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09:53:02.123478069</meta:creation-date>
    <dc:date>2023-09-21T07:30:28.504017866</dc:date>
    <meta:editing-duration>PT45M38S</meta:editing-duration>
    <meta:editing-cycles>10</meta:editing-cycles>
    <meta:generator>LibreOffice/6.4.7.2$Linux_X86_64 LibreOffice_project/40$Build-2</meta:generator>
    <meta:print-date>2023-09-21T07:27:26.625203296</meta:print-date>
    <meta:document-statistic meta:table-count="0" meta:image-count="0" meta:object-count="0" meta:page-count="1" meta:paragraph-count="21" meta:word-count="209" meta:character-count="1937" meta:non-whitespace-character-count="1105"/>
  </office:meta>
</office:document-meta>
</file>